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1.021cm" fo:min-width="2.54cm" fo:padding-top="0.141cm" fo:padding-bottom="0.141cm" fo:padding-left="0.141cm" fo:padding-right="0.141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0.508cm" fo:min-width="2.54cm" fo:padding-top="0.141cm" fo:padding-bottom="0.141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bottom" fo:min-height="0.353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none" draw:fill="none" draw:textarea-vertical-align="middle" fo:min-height="0.671cm" fo:min-width="2.54cm" fo:padding-top="0.141cm" fo:padding-bottom="0.141cm" fo:padding-left="0.141cm" fo:padding-right="0.141cm"/>
      <style:paragraph-properties style:writing-mode="lr-tb"/>
    </style:style>
    <style:style style:name="gr7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/>
    </style:style>
    <style:style style:name="gr8" style:family="graphic" style:parent-style-name="standard">
      <style:graphic-properties draw:stroke="none" draw:fill="none" draw:textarea-vertical-align="middle" fo:min-height="0.932cm" fo:min-width="2.54cm" fo:padding-top="0cm" fo:padding-bottom="0cm" fo:padding-left="0.212cm" fo:padding-right="0.141cm"/>
    </style:style>
    <style:style style:name="gr9" style:family="graphic" style:parent-style-name="standard">
      <style:graphic-properties draw:stroke="none" draw:fill="none" draw:textarea-vertical-align="middle" fo:min-height="0.932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0.536cm" fo:min-width="2.54cm" fo:padding-top="0cm" fo:padding-bottom="0.141cm" fo:padding-left="0.141cm" fo:padding-right="0.141cm"/>
      <style:paragraph-properties style:writing-mode="lr-tb"/>
    </style:style>
    <style:style style:name="gr11" style:family="graphic" style:parent-style-name="standard">
      <style:graphic-properties draw:stroke="none" draw:fill="solid" draw:fill-color="#e6e6e6" draw:shadow="hidden"/>
    </style:style>
    <style:style style:name="gr12" style:family="graphic" style:parent-style-name="standard">
      <style:graphic-properties draw:stroke="none" draw:fill="none" draw:textarea-vertical-align="middle" fo:min-height="0.763cm" fo:min-width="2.54cm" fo:padding-top="0.141cm" fo:padding-bottom="0.141cm" fo:padding-left="0.141cm" fo:padding-right="0.141cm"/>
      <style:paragraph-properties style:writing-mode="lr-tb"/>
    </style:style>
    <style:style style:name="gr13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none" draw:fill="none" draw:textarea-vertical-align="middle" fo:min-height="0.985cm" fo:min-width="2.54cm" fo:padding-top="0.071cm" fo:padding-bottom="0.071cm" fo:padding-left="0.071cm" fo:padding-right="0.071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0.468cm" fo:min-width="2.54cm" fo:padding-top="0.141cm" fo:padding-bottom="0.141cm" fo:padding-left="0.141cm" fo:padding-right="0.141cm"/>
      <style:paragraph-properties style:writing-mode="lr-tb"/>
    </style:style>
    <style:style style:name="gr16" style:family="graphic" style:parent-style-name="standard">
      <style:graphic-properties draw:stroke="none" draw:fill="solid" draw:fill-color="#000000" draw:shadow="hidden"/>
    </style:style>
    <style:style style:name="gr17" style:family="graphic" style:parent-style-name="standard">
      <style:graphic-properties draw:stroke="none" draw:fill="none" draw:textarea-vertical-align="middle" fo:min-height="0.255cm" fo:min-width="2.54cm" fo:padding-top="0.141cm" fo:padding-bottom="0.141cm" fo:padding-left="0.141cm" fo:padding-right="0.141cm"/>
      <style:paragraph-properties style:writing-mode="lr-tb"/>
    </style:style>
    <style:style style:name="gr18" style:family="graphic" style:parent-style-name="standard">
      <style:graphic-properties draw:stroke="none" draw:fill="none" draw:textarea-vertical-align="middle" fo:min-height="0.834cm" fo:min-width="2.54cm" fo:padding-top="0.071cm" fo:padding-bottom="0.071cm" fo:padding-left="0.071cm" fo:padding-right="0.071cm"/>
      <style:paragraph-properties style:writing-mode="lr-tb"/>
    </style:style>
    <style:style style:name="gr19" style:family="graphic" style:parent-style-name="standard">
      <style:graphic-properties draw:stroke="none" draw:fill="none" draw:textarea-vertical-align="middle" fo:min-height="1.813cm" fo:min-width="2.54cm" fo:padding-top="0.035cm" fo:padding-bottom="0.035cm" fo:padding-left="0.035cm" fo:padding-right="0.035cm"/>
      <style:paragraph-properties style:writing-mode="lr-tb"/>
    </style:style>
    <style:style style:name="gr20" style:family="graphic" style:parent-style-name="standard">
      <style:graphic-properties draw:stroke="none" draw:fill="none" draw:textarea-vertical-align="middle" fo:min-height="0.811cm" fo:min-width="2.54cm" fo:padding-top="0.071cm" fo:padding-bottom="0.071cm" fo:padding-left="0.071cm" fo:padding-right="0.071cm"/>
      <style:paragraph-properties style:writing-mode="lr-tb"/>
    </style:style>
    <style:style style:name="gr21" style:family="graphic" style:parent-style-name="standard">
      <style:graphic-properties draw:stroke="dash" draw:stroke-dash="Dash_5f_0" svg:stroke-width="0.025cm" svg:stroke-color="#000000" svg:stroke-opacity="100%" draw:stroke-linejoin="round" svg:stroke-linecap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none" draw:fill="none" draw:textarea-vertical-align="top" fo:min-height="5.256cm" fo:min-width="2.54cm" fo:padding-top="0.071cm" fo:padding-bottom="0.071cm" fo:padding-left="0.071cm" fo:padding-right="0.071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0.652cm" fo:min-width="2.54cm" fo:padding-top="0.071cm" fo:padding-bottom="0.071cm" fo:padding-left="0.071cm" fo:padding-right="0.071cm"/>
      <style:paragraph-properties style:writing-mode="lr-tb"/>
    </style:style>
    <style:style style:name="gr24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svg:stroke-linecap="round" draw:fill="none" fo:padding-top="0.129cm" fo:padding-bottom="0.129cm" fo:padding-left="0.254cm" fo:padding-right="0.254cm"/>
    </style:style>
    <style:style style:name="gr25" style:family="graphic" style:parent-style-name="standard">
      <style:graphic-properties draw:stroke="none" draw:fill="none" draw:textarea-vertical-align="middle" fo:min-height="0.909cm" fo:min-width="2.54cm" fo:padding-top="0.141cm" fo:padding-bottom="0.141cm" fo:padding-left="0.141cm" fo:padding-right="0.141cm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0.509cm" fo:min-width="2.54cm" fo:padding-top="0.141cm" fo:padding-bottom="0.141cm" fo:padding-left="0.141cm" fo:padding-right="0.141cm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1.361cm" fo:min-width="2.54cm" fo:padding-top="0.141cm" fo:padding-bottom="0.141cm" fo:padding-left="0.141cm" fo:padding-right="0.141cm"/>
      <style:paragraph-properties style:writing-mode="lr-tb"/>
    </style:style>
    <style:style style:name="gr28" style:family="graphic" style:parent-style-name="standard">
      <style:graphic-properties draw:stroke="none" draw:fill="none" draw:textarea-vertical-align="top" fo:min-height="2.381cm" fo:min-width="2.54cm" fo:padding-top="0.071cm" fo:padding-bottom="0.071cm" fo:padding-left="0.071cm" fo:padding-right="0.071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20%" fo:text-align="start" fo:text-indent="0cm"/>
    </style:style>
    <style:style style:name="P6" style:family="paragraph">
      <style:paragraph-properties fo:margin-left="0cm" fo:margin-right="0cm" fo:margin-top="0cm" fo:margin-bottom="0cm" fo:line-height="120%" fo:text-align="end" fo:text-indent="0cm"/>
    </style:style>
    <style:style style:name="P7" style:family="paragraph">
      <loext:graphic-properties draw:fill="solid" draw:fill-color="#e6e6e6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style:writing-mode="lr-tb"/>
      <style:text-properties fo:color="#c9211e" loext:opacity="100%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 style:writing-mode="lr-tb"/>
    </style:style>
    <style:style style:name="P12" style:family="paragraph">
      <style:paragraph-properties fo:margin-left="0cm" fo:margin-right="0cm" fo:margin-top="0cm" fo:margin-bottom="0cm" fo:line-height="120%" fo:text-align="center" fo:text-indent="0cm" style:text-autospace="none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c9211e" loext:opacity="100%" style:font-name="Ｍ1" fo:font-size="8pt" style:font-name-asian="Ｍ1" style:font-size-asian="8pt" style:font-name-complex="Ｍ1" style:font-size-complex="8pt"/>
    </style:style>
    <style:style style:name="T2" style:family="text">
      <style:text-properties fo:color="#000000" loext:opacity="100%" style:font-name="Ｍ1" fo:font-size="8pt" style:font-name-asian="Ｍ1" style:font-size-asian="8pt" style:font-name-complex="Ｍ1" style:font-size-complex="8pt"/>
    </style:style>
    <style:style style:name="T3" style:family="text">
      <style:text-properties fo:color="#000000" loext:opacity="100%" style:font-name="Ｍ1" fo:font-size="12pt" style:font-name-asian="Ｍ1" style:font-size-asian="12pt" style:font-name-complex="Ｍ1" style:font-size-complex="12pt"/>
    </style:style>
    <style:style style:name="T4" style:family="text">
      <style:text-properties fo:color="#000000" loext:opacity="100%" style:font-name="Ｍ1" fo:font-size="10pt" style:font-name-asian="Ｍ1" style:font-size-asian="10pt" style:font-name-complex="Ｍ1" style:font-size-complex="10pt"/>
    </style:style>
    <style:style style:name="T5" style:family="text">
      <style:text-properties fo:color="#000000" loext:opacity="100%" style:font-name="Ｍ1" fo:font-size="6pt" style:font-name-asian="Ｍ1" style:font-size-asian="6pt" style:font-name-complex="Ｍ1" style:font-size-complex="6pt"/>
    </style:style>
    <style:style style:name="T6" style:family="text">
      <style:text-properties fo:color="#000000" loext:opacity="100%" style:font-name="Ｍ1" fo:font-size="6pt" fo:background-color="#ffffff" style:font-name-asian="Ｍ1" style:font-size-asian="6pt" style:font-name-complex="Ｍ1" style:font-size-complex="6pt"/>
    </style:style>
    <style:style style:name="T7" style:family="text">
      <style:text-properties fo:color="#c9211e" loext:opacity="100%" style:font-name="Ｍ1" fo:font-size="10pt" style:font-name-asian="Ｍ1" style:font-size-asian="10pt" style:font-name-complex="Ｍ1" style:font-size-complex="10pt"/>
    </style:style>
    <style:style style:name="T8" style:family="text">
      <style:text-properties fo:color="#000000" loext:opacity="100%" style:font-name="Ｍ1" fo:font-size="9pt" style:text-underline-style="solid" style:text-underline-width="auto" style:text-underline-color="font-color" fo:font-weight="bold" style:font-name-asian="Ｍ1" style:font-size-asian="9pt" style:font-weight-asian="bold" style:font-name-complex="Ｍ1" style:font-size-complex="9pt" style:font-weight-complex="bold"/>
    </style:style>
    <style:style style:name="T9" style:family="text">
      <style:text-properties fo:color="#000000" loext:opacity="100%" style:font-name="Ｍ1" fo:font-size="9pt" style:font-name-asian="Ｍ1" style:font-size-asian="9pt" style:font-name-complex="Ｍ1" style:font-size-complex="9pt"/>
    </style:style>
    <style:style style:name="T10" style:family="text">
      <style:text-properties fo:color="#c9211e" loext:opacity="100%" style:font-name="Ｍ1" fo:font-size="9pt" style:font-name-asian="Ｍ1" style:font-size-asian="9pt" style:font-name-complex="Ｍ1" style:font-size-complex="9pt"/>
    </style:style>
    <style:style style:name="T11" style:family="text">
      <style:text-properties fo:color="#000000" loext:opacity="100%" style:font-name="Ｍ1" fo:font-size="8pt" fo:background-color="#ffffff" style:font-name-asian="Ｍ1" style:font-size-asian="8pt" style:font-name-complex="Ｍ1" style:font-size-complex="8pt"/>
    </style:style>
    <style:style style:name="T12" style:family="text">
      <style:text-properties fo:color="#c9211e" loext:opacity="100%" style:font-name="Ｍ1" fo:font-size="8pt" fo:background-color="#ffffff" style:font-name-asian="Ｍ1" style:font-size-asian="8pt" style:font-name-complex="Ｍ1" style:font-size-complex="8pt"/>
    </style:style>
    <style:style style:name="T13" style:family="text">
      <style:text-properties fo:color="#c9211e" loext:opacity="100%" style:text-line-through-style="solid" style:text-line-through-type="single" style:font-name="Ｍ1" fo:font-size="8pt" fo:background-color="#ffffff" style:font-name-asian="Ｍ1" style:font-size-asian="8pt" style:font-name-complex="Ｍ1" style:font-size-complex="8pt"/>
    </style:style>
    <style:style style:name="T14" style:family="text">
      <style:text-properties fo:color="#c9211e" loext:opacity="100%" style:font-name="Ｍ1" fo:font-size="6pt" style:font-name-asian="Ｍ1" style:font-size-asian="6pt" style:font-name-complex="Ｍ1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FO_003" draw:style-name="dp1" draw:master-page-name="PM0">
        <draw:g>
          <draw:g>
            <draw:path draw:style-name="gr1" draw:text-style-name="P1" draw:layer="layout" svg:width="2.17cm" svg:height="1.752cm" svg:x="10.868cm" svg:y="15.50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868cm" svg:y="15.506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868cm" svg:y="15.866cm">
            <draw:text-box>
              <text:p text:style-name="P3"><text:span text:style-name="T1">ERP</text:span><text:span text:style-name="T2">標準：支払予定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17cm" svg:height="1.752cm" svg:x="10.868cm" svg:y="13.29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868cm" svg:y="13.298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868cm" svg:y="13.659cm">
            <draw:text-box>
              <text:p text:style-name="P3"><text:span text:style-name="T1">ERP</text:span><text:span text:style-name="T2">標準：請求書</text:span><text:span text:style-name="T1">明細</text:span></text:p>
              <text:p text:style-name="P3"><text:span text:style-name="T2">テーブル</text:span></text:p>
            </draw:text-box>
          </draw:frame>
        </draw:g>
        <draw:frame draw:style-name="gr4" draw:text-style-name="P4" draw:layer="layout" svg:width="2.54cm" svg:height="0.79cm" svg:x="0.497cm" svg:y="25.155cm">
          <draw:text-box>
            <text:p text:style-name="P5"><text:span text:style-name="T3">凡例</text:span><text:span text:style-name="T3">:</text:span></text:p>
          </draw:text-box>
        </draw:frame>
        <draw:frame draw:style-name="gr5" draw:text-style-name="P4" draw:layer="layout" svg:width="11.591cm" svg:height="0.635cm" svg:x="1.234cm" svg:y="28.407cm">
          <draw:text-box>
            <text:p text:style-name="P5"><text:span text:style-name="T2">MD050_SPF_CFO_003_</text:span><text:span text:style-name="T2">請求書入力</text:span><text:span text:style-name="T2">.vsd</text:span></text:p>
          </draw:text-box>
        </draw:frame>
        <draw:g>
          <draw:polygon draw:style-name="gr2" draw:text-style-name="P2" draw:layer="layout" svg:width="13.152cm" svg:height="0.953cm" svg:x="9.887cm" svg:y="0.785cm" svg:viewBox="0 0 13153 954" draw:points="0,954 13153,954 13153,0 0,0">
            <text:p/>
          </draw:polygon>
          <draw:frame draw:style-name="gr6" draw:text-style-name="P4" draw:layer="layout" svg:width="13.152cm" svg:height="0.953cm" svg:x="9.887cm" svg:y="0.785cm">
            <draw:text-box>
              <text:p text:style-name="P5"><text:span text:style-name="T4">説明</text:span><text:span text:style-name="T4">: <text:s/>AP</text:span><text:span text:style-name="T4">請求書の新規入力・変更を行う</text:span></text:p>
            </draw:text-box>
          </draw:frame>
        </draw:g>
        <draw:g>
          <draw:polygon draw:style-name="gr2" draw:text-style-name="P2" draw:layer="layout" svg:width="8.599cm" svg:height="0.953cm" svg:x="1.29cm" svg:y="0.785cm" svg:viewBox="0 0 8600 954" draw:points="0,954 8600,954 8600,0 0,0">
            <text:p/>
          </draw:polygon>
          <draw:frame draw:style-name="gr6" draw:text-style-name="P4" draw:layer="layout" svg:width="8.599cm" svg:height="0.953cm" svg:x="1.29cm" svg:y="0.785cm">
            <draw:text-box>
              <text:p text:style-name="P5"><text:span text:style-name="T4">MD050_SPF_CFO_003_</text:span><text:span text:style-name="T4">請求書入力</text:span></text:p>
            </draw:text-box>
          </draw:frame>
        </draw:g>
        <draw:frame draw:style-name="gr5" draw:text-style-name="P4" draw:layer="layout" svg:width="3.971cm" svg:height="0.635cm" svg:x="37.324cm" svg:y="28.407cm">
          <draw:text-box>
            <text:p text:style-name="P6"><text:span text:style-name="T2">1 / 1</text:span></text:p>
          </draw:text-box>
        </draw:frame>
        <draw:g>
          <draw:g>
            <draw:polygon draw:style-name="gr1" draw:text-style-name="P1" draw:layer="layout" svg:width="1.588cm" svg:height="1.175cm" svg:x="4.227cm" svg:y="26.232cm" svg:viewBox="0 0 1589 1176" draw:points="0,0 0,1176 794,858 1589,1176 1589,0">
              <text:p/>
            </draw:polygon>
            <draw:polygon draw:style-name="gr7" draw:text-style-name="P2" draw:layer="layout" svg:width="1.588cm" svg:height="1.175cm" svg:x="4.227cm" svg:y="26.232cm" svg:viewBox="0 0 1589 1176" draw:points="0,0 0,1176 794,858 1589,1176 1589,0">
              <text:p/>
            </draw:polygon>
          </draw:g>
        </draw:g>
        <draw:frame draw:style-name="gr8" draw:text-style-name="P2" draw:layer="layout" svg:width="1.588cm" svg:height="0.932cm" svg:x="4.227cm" svg:y="25.936cm">
          <draw:text-box>
            <text:p/>
          </draw:text-box>
        </draw:frame>
        <draw:frame draw:style-name="gr9" draw:text-style-name="P2" draw:layer="layout" svg:width="1.588cm" svg:height="1.214cm" svg:x="4.862cm" svg:y="26.713cm">
          <draw:text-box>
            <text:p/>
          </draw:text-box>
        </draw:frame>
        <draw:frame draw:style-name="gr10" draw:text-style-name="P4" draw:layer="layout" svg:width="1.588cm" svg:height="0.677cm" svg:x="4.227cm" svg:y="26.571cm">
          <draw:text-box>
            <text:p text:style-name="P3"><text:span text:style-name="T5">帳票名称</text:span></text:p>
          </draw:text-box>
        </draw:frame>
        <draw:g>
          <draw:g>
            <draw:path draw:style-name="gr11" draw:text-style-name="P7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  <draw:path draw:style-name="gr7" draw:text-style-name="P2" draw:layer="layout" svg:width="1.767cm" svg:height="0.615cm" svg:x="4.931cm" svg:y="27.236cm" svg:viewBox="0 0 1768 616" svg:d="M76 616h1616c51 0 76-26 76-77v-463c0-51-25-76-76-76h-1616c-51 0-76 25-76 76v463c0 51 25 77 76 77z">
              <text:p/>
            </draw:path>
          </draw:g>
          <draw:frame draw:style-name="gr12" draw:text-style-name="P4" draw:layer="layout" svg:width="1.767cm" svg:height="1.045cm" svg:x="4.931cm" svg:y="27.021cm">
            <draw:text-box>
              <text:p text:style-name="P5"><text:span text:style-name="T5">BP080_</text:span><text:span text:style-name="T5">システムプロセスステップ</text:span></text:p>
            </draw:text-box>
          </draw:frame>
        </draw:g>
        <draw:g>
          <draw:polygon draw:style-name="gr13" draw:text-style-name="P2" draw:layer="layout" svg:width="39.292cm" svg:height="22.543cm" svg:x="1.352cm" svg:y="2.372cm" svg:viewBox="0 0 39293 22544" draw:points="0,22544 39293,22544 39293,0 0,0">
            <text:p/>
          </draw:polygon>
        </draw:g>
        <draw:g>
          <draw:g>
            <draw:polygon draw:style-name="gr1" draw:text-style-name="P1" draw:layer="layout" svg:width="2.442cm" svg:height="1.127cm" svg:x="12.148cm" svg:y="26.222cm" svg:viewBox="0 0 2443 1128" draw:points="0,1128 1879,1128 2443,0 563,0">
              <text:p/>
            </draw:polygon>
            <draw:polygon draw:style-name="gr7" draw:text-style-name="P2" draw:layer="layout" svg:width="2.442cm" svg:height="1.127cm" svg:x="12.148cm" svg:y="26.222cm" svg:viewBox="0 0 2443 1128" draw:points="0,1128 1879,1128 2443,0 563,0">
              <text:p/>
            </draw:polygon>
          </draw:g>
          <draw:frame draw:style-name="gr14" draw:text-style-name="P4" draw:layer="layout" svg:width="1.252cm" svg:height="1.127cm" svg:x="12.742cm" svg:y="26.222cm">
            <draw:text-box>
              <text:p text:style-name="P3"><text:span text:style-name="T5">データ</text:span></text:p>
              <text:p text:style-name="P3"><text:span text:style-name="T5">ファイル名</text:span></text:p>
            </draw:text-box>
          </draw:frame>
        </draw:g>
        <draw:g>
          <draw:g>
            <draw:polygon draw:style-name="gr1" draw:text-style-name="P1" draw:layer="layout" svg:width="1.588cm" svg:height="1.016cm" svg:x="6.855cm" svg:y="26.173cm" svg:viewBox="0 0 1589 1017" draw:points="158,0 0,158 0,858 158,1017 1430,1017 1589,858 1589,158 1430,0">
              <text:p/>
            </draw:polygon>
            <draw:polygon draw:style-name="gr7" draw:text-style-name="P2" draw:layer="layout" svg:width="1.588cm" svg:height="1.016cm" svg:x="6.855cm" svg:y="26.173cm" svg:viewBox="0 0 1589 1017" draw:points="158,0 0,158 0,858 158,1017 1430,1017 1589,858 1589,158 1430,0">
              <text:p/>
            </draw:polygon>
          </draw:g>
        </draw:g>
        <draw:frame draw:style-name="gr8" draw:text-style-name="P2" draw:layer="layout" svg:width="1.588cm" svg:height="0.932cm" svg:x="6.855cm" svg:y="25.877cm">
          <draw:text-box>
            <text:p/>
          </draw:text-box>
        </draw:frame>
        <draw:frame draw:style-name="gr9" draw:text-style-name="P2" draw:layer="layout" svg:width="1.588cm" svg:height="1.214cm" svg:x="7.49cm" svg:y="26.653cm">
          <draw:text-box>
            <text:p/>
          </draw:text-box>
        </draw:frame>
        <draw:frame draw:style-name="gr10" draw:text-style-name="P4" draw:layer="layout" svg:width="1.588cm" svg:height="0.677cm" svg:x="6.855cm" svg:y="26.511cm">
          <draw:text-box>
            <text:p text:style-name="P3"><text:span text:style-name="T5">バッチ名称</text:span></text:p>
          </draw:text-box>
        </draw:frame>
        <draw:g>
          <draw:g>
            <draw:path draw:style-name="gr11" draw:text-style-name="P7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  <draw:path draw:style-name="gr7" draw:text-style-name="P2" draw:layer="layout" svg:width="1.767cm" svg:height="0.615cm" svg:x="7.559cm" svg:y="27.177cm" svg:viewBox="0 0 1768 616" svg:d="M76 616h1616c51 0 76-26 76-77v-463c0-51-25-76-76-76h-1616c-51 0-76 25-76 76v463c0 51 25 77 76 77z">
              <text:p/>
            </draw:path>
          </draw:g>
          <draw:frame draw:style-name="gr12" draw:text-style-name="P4" draw:layer="layout" svg:width="1.767cm" svg:height="1.045cm" svg:x="7.559cm" svg:y="26.962cm">
            <draw:text-box>
              <text:p text:style-name="P5"><text:span text:style-name="T5">BP080_</text:span><text:span text:style-name="T5">システムプロセスステップ</text:span></text:p>
            </draw:text-box>
          </draw:frame>
        </draw:g>
        <draw:g>
          <draw:g>
            <draw:path draw:style-name="gr1" draw:text-style-name="P1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">
              <text:p/>
            </draw:path>
            <draw:path draw:style-name="gr2" draw:text-style-name="P2" draw:layer="layout" svg:width="1.733cm" svg:height="1.399cm" svg:x="9.81cm" svg:y="26.055cm" svg:viewBox="0 0 1734 1400" svg:d="M0 216v968c0 38 40 75 116 108s186 60 318 79c131 19 281 29 433 29s302-10 434-29c131-19 241-46 317-79s116-70 116-108v-968c0-38-40-75-116-108s-186-60-318-79c-131-19-281-29-433-29s-302 10-434 29c-131 19-241 46-317 79s-116 70-116 108zM0 216c0 38 40 75 116 108s186 60 318 79c131 19 281 29 433 29s302-10 434-29c131-19 241-46 317-79s116-70 116-108">
              <text:p/>
            </draw:path>
          </draw:g>
          <draw:frame draw:style-name="gr15" draw:text-style-name="P4" draw:layer="layout" svg:width="1.733cm" svg:height="0.75cm" svg:x="9.81cm" svg:y="26.488cm">
            <draw:text-box>
              <text:p text:style-name="P3"><text:span text:style-name="T5">テーブル名称</text:span></text:p>
            </draw:text-box>
          </draw:frame>
        </draw:g>
        <draw:g>
          <draw:polygon draw:style-name="gr1" draw:text-style-name="P1" draw:layer="layout" svg:width="1.283cm" svg:height="1.283cm" svg:x="1.475cm" svg:y="26.264cm" svg:viewBox="0 0 1284 1284" draw:points="280,843 0,843 0,1284 1284,1284 1284,843 1003,843 1003,782 1123,782 1123,0 160,0 160,782 280,782">
            <text:p/>
          </draw:polygon>
          <draw:path draw:style-name="gr2" draw:text-style-name="P2" draw:layer="layout" svg:width="1.283cm" svg:height="1.283cm" svg:x="1.475cm" svg:y="26.264cm" svg:viewBox="0 0 1284 1284" svg:d="M280 843h-280v441h1284v-441h-281v-61h120v-782h-963v782h120zM280 843h723M280 782h723">
            <text:p/>
          </draw:path>
        </draw:g>
        <draw:g>
          <draw:path draw:style-name="gr1" draw:text-style-name="P1" draw:layer="layout" svg:width="0.521cm" svg:height="0.361cm" svg:x="2.137cm" svg:y="27.146cm" svg:viewBox="0 0 522 362" svg:d="M0 362h422v-362h-422zM462 60h60v-60h-60z">
            <text:p/>
          </draw:path>
          <draw:path draw:style-name="gr7" draw:text-style-name="P2" draw:layer="layout" svg:width="0.521cm" svg:height="0.361cm" svg:x="2.137cm" svg:y="27.146cm" svg:viewBox="0 0 522 362" svg:d="M0 362h422v-362h-422zM0 121h422M0 241h422M20 181h382M240 221h121v-80h-121zM462 60h60v-60h-60z">
            <text:p/>
          </draw:path>
        </draw:g>
        <draw:g>
          <draw:path draw:style-name="gr16" draw:text-style-name="P8" draw:layer="layout" svg:width="1.203cm" svg:height="0.862cm" svg:x="1.516cm" svg:y="26.354cm" svg:viewBox="0 0 1204 863" svg:d="M1008 617h45v-15h-45zM270 512v-452h663v452zM240 542h723v-512h30v-30h-783v572h30zM0 833h120v-41h-120zM702 863h261v-20h-261zM1163 813h41v-21h-41zM1163 853h41v-20h-41z">
            <text:p/>
          </draw:path>
          <draw:path draw:style-name="gr7" draw:text-style-name="P2" draw:layer="layout" svg:width="1.203cm" svg:height="0.862cm" svg:x="1.516cm" svg:y="26.354cm" svg:viewBox="0 0 1204 863" svg:d="M1008 617h45v-15h-45zM270 512v-452h663v452zM240 542h723v-512h30v-30h-783v572h30zM120 647h963M360 692v-45M601 692v-45M0 833h120v-41h-120zM702 863h261v-20h-261zM1163 813h41v-21h-41zM1163 853h41v-20h-41z">
            <text:p/>
          </draw:path>
        </draw:g>
        <draw:frame draw:style-name="gr17" draw:text-style-name="P4" draw:layer="layout" svg:width="2.117cm" svg:height="0.537cm" svg:x="1.059cm" svg:y="27.547cm">
          <draw:text-box>
            <text:p text:style-name="P3"><text:span text:style-name="T6">画面名称</text:span></text:p>
          </draw:text-box>
        </draw:frame>
        <draw:g>
          <draw:g>
            <draw:path draw:style-name="gr11" draw:text-style-name="P7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  <draw:path draw:style-name="gr7" draw:text-style-name="P2" draw:layer="layout" svg:width="1.767cm" svg:height="0.615cm" svg:x="2.19cm" svg:y="26.972cm" svg:viewBox="0 0 1768 616" svg:d="M76 616h1616c51 0 76-26 76-77v-463c0-51-25-76-76-76h-1616c-51 0-76 25-76 76v463c0 51 25 77 76 77z">
              <text:p/>
            </draw:path>
          </draw:g>
          <draw:frame draw:style-name="gr12" draw:text-style-name="P4" draw:layer="layout" svg:width="1.767cm" svg:height="1.045cm" svg:x="2.19cm" svg:y="26.757cm">
            <draw:text-box>
              <text:p text:style-name="P5"><text:span text:style-name="T5">BP080_</text:span><text:span text:style-name="T5">システムプロセスステップ</text:span></text:p>
            </draw:text-box>
          </draw:frame>
        </draw:g>
        <draw:g>
          <draw:polygon draw:style-name="gr2" draw:text-style-name="P2" draw:layer="layout" svg:width="2.143cm" svg:height="0.953cm" svg:x="24.627cm" svg:y="0.785cm" svg:viewBox="0 0 2144 954" draw:points="0,954 2144,954 2144,0 0,0">
            <text:p/>
          </draw:polygon>
          <draw:frame draw:style-name="gr6" draw:text-style-name="P4" draw:layer="layout" svg:width="2.143cm" svg:height="0.953cm" svg:x="24.627cm" svg:y="0.785cm">
            <draw:text-box>
              <text:p text:style-name="P5"><text:span text:style-name="T4">2008/06/18</text:span></text:p>
            </draw:text-box>
          </draw:frame>
        </draw:g>
        <draw:g>
          <draw:polygon draw:style-name="gr2" draw:text-style-name="P2" draw:layer="layout" svg:width="1.59cm" svg:height="0.953cm" svg:x="23.039cm" svg:y="0.785cm" svg:viewBox="0 0 1591 954" draw:points="0,954 1591,954 1591,0 0,0">
            <text:p/>
          </draw:polygon>
          <draw:frame draw:style-name="gr6" draw:text-style-name="P4" draw:layer="layout" svg:width="1.59cm" svg:height="0.953cm" svg:x="23.039cm" svg:y="0.785cm">
            <draw:text-box>
              <text:p text:style-name="P5"><text:span text:style-name="T4">作成日</text:span></text:p>
            </draw:text-box>
          </draw:frame>
        </draw:g>
        <draw:polygon draw:style-name="gr2" draw:text-style-name="P2" draw:layer="layout" svg:width="2.064cm" svg:height="0.953cm" svg:x="32.009cm" svg:y="0.785cm" svg:viewBox="0 0 2065 954" draw:points="0,954 2065,954 2065,0 0,0">
          <text:p/>
        </draw:polygon>
        <draw:g>
          <draw:polygon draw:style-name="gr2" draw:text-style-name="P2" draw:layer="layout" svg:width="1.429cm" svg:height="0.953cm" svg:x="30.58cm" svg:y="0.785cm" svg:viewBox="0 0 1430 954" draw:points="0,954 1430,954 1430,0 0,0">
            <text:p/>
          </draw:polygon>
          <draw:frame draw:style-name="gr6" draw:text-style-name="P4" draw:layer="layout" svg:width="1.429cm" svg:height="0.953cm" svg:x="30.58cm" svg:y="0.785cm">
            <draw:text-box>
              <text:p text:style-name="P5"><text:span text:style-name="T4">更新日</text:span></text:p>
            </draw:text-box>
          </draw:frame>
        </draw:g>
        <draw:polygon draw:style-name="gr2" draw:text-style-name="P2" draw:layer="layout" svg:width="2.143cm" svg:height="0.953cm" svg:x="35.58cm" svg:y="0.785cm" svg:viewBox="0 0 2144 954" draw:points="0,954 2144,954 2144,0 0,0">
          <text:p/>
        </draw:polygon>
        <draw:g>
          <draw:polygon draw:style-name="gr2" draw:text-style-name="P2" draw:layer="layout" svg:width="1.508cm" svg:height="0.953cm" svg:x="34.072cm" svg:y="0.785cm" svg:viewBox="0 0 1509 954" draw:points="0,954 1509,954 1509,0 0,0">
            <text:p/>
          </draw:polygon>
          <draw:frame draw:style-name="gr6" draw:text-style-name="P4" draw:layer="layout" svg:width="1.508cm" svg:height="0.953cm" svg:x="34.072cm" svg:y="0.785cm">
            <draw:text-box>
              <text:p text:style-name="P5"><text:span text:style-name="T4">更新者</text:span></text:p>
            </draw:text-box>
          </draw:frame>
        </draw:g>
        <draw:g>
          <draw:polygon draw:style-name="gr2" draw:text-style-name="P2" draw:layer="layout" svg:width="2.223cm" svg:height="0.953cm" svg:x="28.357cm" svg:y="0.785cm" svg:viewBox="0 0 2224 954" draw:points="0,954 2224,954 2224,0 0,0">
            <text:p/>
          </draw:polygon>
          <draw:frame draw:style-name="gr6" draw:text-style-name="P4" draw:layer="layout" svg:width="2.223cm" svg:height="0.953cm" svg:x="28.357cm" svg:y="0.785cm">
            <draw:text-box>
              <text:p text:style-name="P5"><text:span text:style-name="T4">ORA</text:span><text:span text:style-name="T4">長岡</text:span></text:p>
            </draw:text-box>
          </draw:frame>
        </draw:g>
        <draw:g>
          <draw:polygon draw:style-name="gr2" draw:text-style-name="P2" draw:layer="layout" svg:width="1.588cm" svg:height="0.953cm" svg:x="26.77cm" svg:y="0.785cm" svg:viewBox="0 0 1589 954" draw:points="0,954 1589,954 1589,0 0,0">
            <text:p/>
          </draw:polygon>
          <draw:frame draw:style-name="gr6" draw:text-style-name="P4" draw:layer="layout" svg:width="1.588cm" svg:height="0.953cm" svg:x="26.77cm" svg:y="0.785cm">
            <draw:text-box>
              <text:p text:style-name="P5"><text:span text:style-name="T4">作成者</text:span></text:p>
            </draw:text-box>
          </draw:frame>
        </draw:g>
        <draw:g>
          <draw:polygon draw:style-name="gr2" draw:text-style-name="P2" draw:layer="layout" svg:width="1.866cm" svg:height="0.953cm" svg:x="38.755cm" svg:y="0.785cm" svg:viewBox="0 0 1867 954" draw:points="0,954 1867,954 1867,0 0,0">
            <text:p/>
          </draw:polygon>
          <draw:frame draw:style-name="gr6" draw:text-style-name="P9" draw:layer="layout" svg:width="1.866cm" svg:height="0.953cm" svg:x="38.755cm" svg:y="0.785cm">
            <draw:text-box>
              <text:p text:style-name="P5"><text:span text:style-name="T7">Issue3.1</text:span></text:p>
            </draw:text-box>
          </draw:frame>
        </draw:g>
        <draw:g>
          <draw:polygon draw:style-name="gr2" draw:text-style-name="P2" draw:layer="layout" svg:width="1.032cm" svg:height="0.953cm" svg:x="37.724cm" svg:y="0.785cm" svg:viewBox="0 0 1033 954" draw:points="0,954 1033,954 1033,0 0,0">
            <text:p/>
          </draw:polygon>
          <draw:frame draw:style-name="gr6" draw:text-style-name="P4" draw:layer="layout" svg:width="1.032cm" svg:height="0.953cm" svg:x="37.724cm" svg:y="0.785cm">
            <draw:text-box>
              <text:p text:style-name="P5"><text:span text:style-name="T4">Ver.</text:span></text:p>
            </draw:text-box>
          </draw:frame>
        </draw:g>
        <draw:g>
          <draw:g>
            <draw:path draw:style-name="gr1" draw:text-style-name="P1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  <draw:path draw:style-name="gr7" draw:text-style-name="P2" draw:layer="layout" svg:width="0.976cm" svg:height="0.976cm" svg:x="15.26cm" svg:y="26.267cm" svg:viewBox="0 0 977 977" svg:d="M0 489c0-86 23-170 65-245 43-74 105-136 179-179 75-42 159-65 244-65 86 0 170 23 245 65 74 43 136 105 179 179 42 75 65 159 65 244v1c0 85-23 169-65 244-43 74-105 136-179 179-75 42-159 65-244 65-86 0-170-23-245-65-74-43-136-105-179-179-42-75-65-159-65-244z">
              <text:p/>
            </draw:path>
          </draw:g>
          <draw:frame draw:style-name="gr18" draw:text-style-name="P4" draw:layer="layout" svg:width="0.976cm" svg:height="0.976cm" svg:x="15.26cm" svg:y="26.267cm">
            <draw:text-box>
              <text:p text:style-name="P3"><text:span text:style-name="T5">番号</text:span></text:p>
            </draw:text-box>
          </draw:frame>
        </draw:g>
        <draw:g>
          <draw:g>
            <draw:path draw:style-name="gr1" draw:text-style-name="P1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  <draw:path draw:style-name="gr7" draw:text-style-name="P2" draw:layer="layout" svg:width="2.226cm" svg:height="1.887cm" svg:x="16.769cm" svg:y="25.687cm" svg:viewBox="0 0 2227 1888" svg:d="M322 1479c2 43 14 85 34 122 23 41 55 75 94 99 38 24 82 36 127 36 40 0 78-10 114-28 31 54 74 98 125 130 54 33 115 50 178 50 62 0 123-17 177-50s98-80 129-137c14-24 24-50 32-77 0 3 0 6 0 9 0 20 5 40 14 57 10 17 23 31 39 41 17 10 35 15 54 15 3 0 6 0 8 0 20 3 39 4 59 4 72 0 142-19 204-57 51-32 96-75 130-126 12 2 25 3 38 3 45 0 89-12 127-36 39-23 70-57 93-98 6-12 12-25 17-38 3-53-5-108-24-161-24-67-64-129-117-180-9-8-17-16-26-23 20-20 39-39 58-60 85-91 159-191 221-299 0-7 0-14 0-21 0-92-26-183-75-263-50-80-121-147-207-193-4-2-8-4-11-6-6-12-12-23-19-35-29-47-72-87-123-115-52-27-110-42-169-42s-117 15-169 42c-51 28-93 68-123 115-30 48-45 102-45 157 0 10 0 20 1 29-13-20-29-38-48-53-35-28-79-47-128-55-48-8-99-4-148 11-48 15-92 40-128 74-12 11-23 23-33 36-28-15-57-27-87-36-70-22-144-26-213-14-70 12-134 41-185 84s-88 98-107 159c-19 62-19 128 0 192 13 46 35 90 66 129-39 6-77 19-111 38-50 26-92 65-121 112-28 46-44 99-44 153 0 53 16 106 44 153 29 46 71 85 121 112 48 26 102 40 157 41z">
              <text:p/>
            </draw:path>
          </draw:g>
          <draw:frame draw:style-name="gr19" draw:text-style-name="P4" draw:layer="layout" svg:width="2.223cm" svg:height="1.883cm" svg:x="16.769cm" svg:y="25.687cm">
            <draw:text-box>
              <text:p text:style-name="P3"><text:span text:style-name="T5">他システム名</text:span></text:p>
              <text:p text:style-name="P3"><text:span text:style-name="T5">/</text:span><text:span text:style-name="T5">他領域名</text:span></text:p>
              <text:p text:style-name="P3"><text:span text:style-name="T5">(INBOUND</text:span><text:span text:style-name="T5">、</text:span><text:span text:style-name="T5">OUTBOUND)</text:span></text:p>
            </draw:text-box>
          </draw:frame>
        </draw:g>
        <draw:g>
          <draw:g>
            <draw:path draw:style-name="gr1" draw:text-style-name="P1" draw:layer="layout" svg:width="2.539cm" svg:height="0.953cm" svg:x="3.632cm" svg:y="15.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7" draw:text-style-name="P2" draw:layer="layout" svg:width="2.539cm" svg:height="0.953cm" svg:x="3.632cm" svg:y="15.0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0" draw:text-style-name="P4" draw:layer="layout" svg:width="2.54cm" svg:height="0.953cm" svg:x="3.632cm" svg:y="15.06cm">
            <draw:text-box>
              <text:p text:style-name="P3"><text:span text:style-name="T4">START</text:span></text:p>
            </draw:text-box>
          </draw:frame>
        </draw:g>
        <draw:g>
          <draw:polygon draw:style-name="gr21" draw:text-style-name="P2" draw:layer="layout" svg:width="14.526cm" svg:height="5.398cm" svg:x="1.925cm" svg:y="3.007cm" svg:viewBox="0 0 14527 5399" draw:points="0,5399 14527,5399 14527,0 0,0">
            <text:p/>
          </draw:polygon>
          <draw:frame draw:style-name="gr22" draw:text-style-name="P4" draw:layer="layout" svg:width="14.526cm" svg:height="5.398cm" svg:x="1.925cm" svg:y="3.007cm">
            <draw:text-box>
              <text:p text:style-name="P5"><text:span text:style-name="T8">処理概要</text:span></text:p>
              <text:p text:style-name="P5"><text:span text:style-name="T9">　当該機能は以下のとおり</text:span></text:p>
              <text:p text:style-name="P5"><text:span text:style-name="T9">　</text:span><text:span text:style-name="T10">　①請求書新規登録（標準請求書／クレジット・メモ）</text:span></text:p>
              <text:p text:style-name="P5"><text:span text:style-name="T10">　　②請求書支払予定変更（支払グループ／支払条件／支払期日）</text:span></text:p>
              <text:p text:style-name="P5"><text:span text:style-name="T10">　　③請求書取消</text:span></text:p>
              <text:p text:style-name="P5"><text:span text:style-name="T10">　　④請求書保留・保留解除</text:span></text:p>
              <text:p text:style-name="P5"><text:span text:style-name="T9">　</text:span></text:p>
              <text:p text:style-name="P5"><text:span text:style-name="T8">システム利用者</text:span></text:p>
              <text:p text:style-name="P5"><text:span text:style-name="T9">　</text:span><text:span text:style-name="T10">システム利用者は財務経理部担当</text:span></text:p>
              <text:p text:style-name="P5"><text:span text:style-name="T9"/></text:p>
              <text:p text:style-name="P5"><text:span text:style-name="T8">処理タイミング、その他</text:span></text:p>
              <text:p text:style-name="P5"><text:span text:style-name="T9">　・処理タイミングはハンドにて随時とする。</text:span></text:p>
              <text:p text:style-name="P5"><text:span text:style-name="T9"/></text:p>
            </draw:text-box>
          </draw:frame>
        </draw:g>
        <draw:g>
          <draw:g>
            <draw:path draw:style-name="gr1" draw:text-style-name="P1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  <draw:path draw:style-name="gr7" draw:text-style-name="P2" draw:layer="layout" svg:width="2.117cm" svg:height="0.794cm" svg:x="19.573cm" svg:y="26.344cm" svg:viewBox="0 0 2118 795" svg:d="M397 795h1325c69 0 138-18 198-53s110-85 145-146c35-60 53-129 53-199 0-69-18-138-53-198-35-61-85-111-145-146s-129-53-198-53h-1325c-69 0-138 18-198 53s-110 85-145 146c-35 60-54 129-54 199 0 69 19 138 54 198 35 61 85 111 145 146s129 53 198 53z">
              <text:p/>
            </draw:path>
          </draw:g>
          <draw:frame draw:style-name="gr23" draw:text-style-name="P4" draw:layer="layout" svg:width="2.117cm" svg:height="0.794cm" svg:x="19.573cm" svg:y="26.344cm">
            <draw:text-box>
              <text:p text:style-name="P3"><text:span text:style-name="T5">START/END</text:span></text:p>
            </draw:text-box>
          </draw:frame>
        </draw:g>
        <draw:g>
          <draw:path draw:style-name="gr24" draw:text-style-name="P2" draw:layer="layout" svg:width="4.696cm" svg:height="1.377cm" svg:x="6.172cm" svg:y="14.159cm" svg:viewBox="0 0 4697 1378" svg:d="M0 1378h317c106 0 159-53 159-159v-1061c0-105 53-158 159-158h4062">
            <text:p/>
          </draw:path>
          <draw:frame draw:style-name="gr9" draw:text-style-name="P2" draw:layer="layout" svg:width="1.058cm" svg:height="1.214cm" svg:x="7.287cm" svg:y="13.552cm">
            <draw:text-box>
              <text:p/>
            </draw:text-box>
          </draw:frame>
        </draw:g>
        <draw:g>
          <draw:g>
            <draw:path draw:style-name="gr1" draw:text-style-name="P1" draw:layer="layout" svg:width="2.539cm" svg:height="0.953cm" svg:x="36.287cm" svg:y="14.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  <draw:path draw:style-name="gr7" draw:text-style-name="P2" draw:layer="layout" svg:width="2.539cm" svg:height="0.953cm" svg:x="36.287cm" svg:y="14.46cm" svg:viewBox="0 0 2540 954" svg:d="M476 954h1588c83 0 166-22 238-64s132-102 174-174c42-73 64-155 64-239s-22-166-64-239c-42-72-102-132-174-174s-155-64-238-64h-1588c-83 0-166 22-238 64s-132 102-174 175c-42 72-64 154-64 238s22 166 64 239c42 72 102 132 174 174s155 64 238 64z">
              <text:p/>
            </draw:path>
          </draw:g>
          <draw:frame draw:style-name="gr20" draw:text-style-name="P4" draw:layer="layout" svg:width="2.54cm" svg:height="0.953cm" svg:x="36.287cm" svg:y="14.46cm">
            <draw:text-box>
              <text:p text:style-name="P3"><text:span text:style-name="T4">END</text:span></text:p>
            </draw:text-box>
          </draw:frame>
        </draw:g>
        <draw:g>
          <draw:polyline draw:style-name="gr24" draw:text-style-name="P2" draw:layer="layout" svg:width="3.537cm" svg:height="0cm" svg:x="32.749cm" svg:y="14.936cm" svg:viewBox="0 0 3538 0" draw:points="0,0 476,0 476,0 476,0 3538,0">
            <text:p/>
          </draw:polyline>
          <draw:frame draw:style-name="gr9" draw:text-style-name="P2" draw:layer="layout" svg:width="1.058cm" svg:height="1.214cm" svg:x="33.924cm" svg:y="14.329cm">
            <draw:text-box>
              <text:p/>
            </draw:text-box>
          </draw:frame>
        </draw:g>
        <draw:path draw:style-name="gr2" draw:text-style-name="P2" draw:layer="layout" svg:width="2.111cm" svg:height="2.111cm" svg:x="20.835cm" svg:y="13.881cm" svg:viewBox="0 0 2112 2112" svg:d="M461 1386h-461v726h2112v-726h-462v-99h198v-1287h-1585v1287h198zM461 1386h1189M461 1287h1189">
          <text:p/>
        </draw:path>
        <draw:path draw:style-name="gr7" draw:text-style-name="P2" draw:layer="layout" svg:width="0.858cm" svg:height="0.594cm" svg:x="21.924cm" svg:y="15.333cm" svg:viewBox="0 0 859 595" svg:d="M0 595h694v-595h-694zM0 198h694M0 396h694M32 297h629M396 363h198v-132h-198zM760 98h99v-98h-99z">
          <text:p/>
        </draw:path>
        <draw:path draw:style-name="gr7" draw:text-style-name="P2" draw:layer="layout" svg:width="1.979cm" svg:height="1.419cm" svg:x="20.901cm" svg:y="14.03cm" svg:viewBox="0 0 1980 1420" svg:d="M1658 1015h74v-25h-74zM445 842v-744h1089v744zM395 891h1189v-842h49v-49h-1287v941h49zM197 1064h1585M593 1140v-76M989 1140v-76M0 1371h197v-66h-197zM1155 1420h429v-33h-429zM1914 1338h66v-33h-66zM1914 1403h66v-32h-66z">
          <text:p/>
        </draw:path>
        <draw:frame draw:style-name="gr25" draw:text-style-name="P4" draw:layer="layout" svg:width="3.918cm" svg:height="1.191cm" svg:x="19.932cm" svg:y="15.99cm">
          <draw:text-box>
            <text:p text:style-name="P3"><text:span text:style-name="T11">CFO_003_</text:span><text:span text:style-name="T12">S01</text:span><text:span text:style-name="T11">：</text:span></text:p>
            <text:p text:style-name="P10"><text:span text:style-name="T12">ERP</text:span><text:span text:style-name="T11">標準：請求書・</text:span><text:span text:style-name="T12">賦払</text:span><text:span text:style-name="T11">画面</text:span></text:p>
            <text:p text:style-name="P10"><text:span text:style-name="T13"/></text:p>
          </draw:text-box>
        </draw:frame>
        <draw:g>
          <draw:g>
            <draw:path draw:style-name="gr11" draw:text-style-name="P7" draw:layer="layout" svg:width="2.778cm" svg:height="0.675cm" svg:x="20.121cm" svg:y="9.082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0.121cm" svg:y="9.082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0.121cm" svg:y="9.024cm">
            <draw:text-box>
              <text:p text:style-name="P5"><text:span text:style-name="T14">K0306_01_024</text:span><text:span text:style-name="T5">:</text:span><text:span text:style-name="T5">支払情報変更</text:span></text:p>
            </draw:text-box>
          </draw:frame>
        </draw:g>
        <draw:g>
          <draw:g>
            <draw:path draw:style-name="gr1" draw:text-style-name="P1" draw:layer="layout" svg:width="2.17cm" svg:height="1.752cm" svg:x="10.868cm" svg:y="10.9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868cm" svg:y="10.991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27" draw:text-style-name="P11" draw:layer="layout" svg:width="2.17cm" svg:height="1.643cm" svg:x="10.868cm" svg:y="11.181cm">
            <draw:text-box>
              <text:p text:style-name="P3"><text:span text:style-name="T1">ERP</text:span><text:span text:style-name="T2">標準：請求書ヘッダ</text:span></text:p>
              <text:p text:style-name="P3"><text:span text:style-name="T2">テーブル</text:span></text:p>
            </draw:text-box>
          </draw:frame>
        </draw:g>
        <draw:g>
          <draw:path draw:style-name="gr24" draw:text-style-name="P2" draw:layer="layout" svg:width="8.009cm" svg:height="1.38cm" svg:x="13.038cm" svg:y="14.987cm" svg:viewBox="0 0 8010 1381" svg:d="M0 1381h3948c107 0 160-53 160-159v-1064c0-105 52-158 158-158h3744">
            <text:p/>
          </draw:path>
          <draw:frame draw:style-name="gr9" draw:text-style-name="P2" draw:layer="layout" svg:width="1.058cm" svg:height="1.214cm" svg:x="16.616cm" svg:y="15.342cm">
            <draw:text-box>
              <text:p/>
            </draw:text-box>
          </draw:frame>
        </draw:g>
        <draw:g>
          <draw:path draw:style-name="gr24" draw:text-style-name="P2" draw:layer="layout" svg:width="8.009cm" svg:height="3.587cm" svg:x="13.038cm" svg:y="14.987cm" svg:viewBox="0 0 8010 3588" svg:d="M0 3588h3948c107 0 160-53 160-159v-3271c0-105 52-158 158-158h3744">
            <text:p/>
          </draw:path>
          <draw:frame draw:style-name="gr9" draw:text-style-name="P2" draw:layer="layout" svg:width="1.058cm" svg:height="1.214cm" svg:x="16.616cm" svg:y="16.486cm">
            <draw:text-box>
              <text:p/>
            </draw:text-box>
          </draw:frame>
        </draw:g>
        <draw:g>
          <draw:path draw:style-name="gr24" draw:text-style-name="P2" draw:layer="layout" svg:width="4.696cm" svg:height="0.83cm" svg:x="6.172cm" svg:y="15.537cm" svg:viewBox="0 0 4697 831" svg:d="M0 0h317c106 0 159 53 159 158v514c0 106 53 159 159 159h4062">
            <text:p/>
          </draw:path>
          <draw:frame draw:style-name="gr9" draw:text-style-name="P2" draw:layer="layout" svg:width="1.058cm" svg:height="1.214cm" svg:x="7.571cm" svg:y="15.76cm">
            <draw:text-box>
              <text:p/>
            </draw:text-box>
          </draw:frame>
        </draw:g>
        <draw:g>
          <draw:path draw:style-name="gr24" draw:text-style-name="P2" draw:layer="layout" svg:width="4.696cm" svg:height="3.038cm" svg:x="6.172cm" svg:y="15.537cm" svg:viewBox="0 0 4697 3039" svg:d="M0 0h317c106 0 159 53 159 158v2723c0 105 53 158 159 158h4062">
            <text:p/>
          </draw:path>
          <draw:frame draw:style-name="gr9" draw:text-style-name="P2" draw:layer="layout" svg:width="1.058cm" svg:height="1.214cm" svg:x="6.426cm" svg:y="17.967cm">
            <draw:text-box>
              <text:p/>
            </draw:text-box>
          </draw:frame>
        </draw:g>
        <draw:g>
          <draw:g>
            <draw:path draw:style-name="gr1" draw:text-style-name="P1" draw:layer="layout" svg:width="2.17cm" svg:height="1.752cm" svg:x="30.58cm" svg:y="16.84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30.58cm" svg:y="16.845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30.58cm" svg:y="17.205cm">
            <draw:text-box>
              <text:p text:style-name="P3"><text:span text:style-name="T1">ERP</text:span><text:span text:style-name="T2">標準：支払予定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17cm" svg:height="1.752cm" svg:x="30.58cm" svg:y="14.05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30.58cm" svg:y="14.05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30.58cm" svg:y="14.42cm">
            <draw:text-box>
              <text:p text:style-name="P3"><text:span text:style-name="T1">ERP</text:span><text:span text:style-name="T2">標準：請求書</text:span><text:span text:style-name="T1">明細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17cm" svg:height="1.752cm" svg:x="30.58cm" svg:y="11.14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30.58cm" svg:y="11.149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30.58cm" svg:y="11.509cm">
            <draw:text-box>
              <text:p text:style-name="P3"><text:span text:style-name="T1">ERP</text:span><text:span text:style-name="T2">標準：請求書ヘッダ</text:span></text:p>
              <text:p text:style-name="P3"><text:span text:style-name="T2">テーブル</text:span></text:p>
            </draw:text-box>
          </draw:frame>
        </draw:g>
        <draw:g>
          <draw:path draw:style-name="gr24" draw:text-style-name="P2" draw:layer="layout" svg:width="7.633cm" svg:height="2.912cm" svg:x="22.947cm" svg:y="12.025cm" svg:viewBox="0 0 7634 2913" svg:d="M0 2913h5470c106 0 159-53 159-159v-2596c0-105 53-158 159-158h1846">
            <text:p/>
          </draw:path>
          <draw:frame draw:style-name="gr9" draw:text-style-name="P2" draw:layer="layout" svg:width="1.058cm" svg:height="1.214cm" svg:x="27.407cm" svg:y="14.33cm">
            <draw:text-box>
              <text:p/>
            </draw:text-box>
          </draw:frame>
        </draw:g>
        <draw:g>
          <draw:path draw:style-name="gr24" draw:text-style-name="P2" draw:layer="layout" svg:width="7.633cm" svg:height="0.001cm" svg:x="22.947cm" svg:y="14.936cm" svg:viewBox="0 0 7634 2" svg:d="M0 2h2626c1 0 1-1 1-2h1 5006">
            <text:p/>
          </draw:path>
          <draw:frame draw:style-name="gr9" draw:text-style-name="P2" draw:layer="layout" svg:width="1.058cm" svg:height="1.214cm" svg:x="26.093cm" svg:y="14.328cm">
            <draw:text-box>
              <text:p/>
            </draw:text-box>
          </draw:frame>
        </draw:g>
        <draw:g>
          <draw:path draw:style-name="gr24" draw:text-style-name="P2" draw:layer="layout" svg:width="7.633cm" svg:height="2.784cm" svg:x="22.947cm" svg:y="14.937cm" svg:viewBox="0 0 7634 2785" svg:d="M0 0h5470c106 0 159 53 159 158v2469c0 105 53 158 159 158h1846">
            <text:p/>
          </draw:path>
          <draw:frame draw:style-name="gr9" draw:text-style-name="P2" draw:layer="layout" svg:width="1.058cm" svg:height="1.214cm" svg:x="27.345cm" svg:y="14.33cm">
            <draw:text-box>
              <text:p/>
            </draw:text-box>
          </draw:frame>
        </draw:g>
        <draw:g>
          <draw:path draw:style-name="gr24" draw:text-style-name="P2" draw:layer="layout" svg:width="8.009cm" svg:height="0.828cm" svg:x="13.038cm" svg:y="14.159cm" svg:viewBox="0 0 8010 829" svg:d="M0 0h3948c107 0 160 53 160 158v513c0 105 52 158 158 158h3744">
            <text:p/>
          </draw:path>
          <draw:frame draw:style-name="gr9" draw:text-style-name="P2" draw:layer="layout" svg:width="1.058cm" svg:height="1.214cm" svg:x="16.611cm" svg:y="13.706cm">
            <draw:text-box>
              <text:p/>
            </draw:text-box>
          </draw:frame>
        </draw:g>
        <draw:g>
          <draw:path draw:style-name="gr24" draw:text-style-name="P2" draw:layer="layout" svg:width="8.009cm" svg:height="3.036cm" svg:x="13.038cm" svg:y="11.951cm" svg:viewBox="0 0 8010 3037" svg:d="M0 0h3948c107 0 160 53 160 158v2720c0 106 52 159 158 159h3744">
            <text:p/>
          </draw:path>
          <draw:frame draw:style-name="gr9" draw:text-style-name="P2" draw:layer="layout" svg:width="1.058cm" svg:height="1.214cm" svg:x="16.616cm" svg:y="12.56cm">
            <draw:text-box>
              <text:p/>
            </draw:text-box>
          </draw:frame>
        </draw:g>
        <draw:g>
          <draw:path draw:style-name="gr24" draw:text-style-name="P2" draw:layer="layout" svg:width="3.537cm" svg:height="2.785cm" svg:x="32.749cm" svg:y="14.936cm" svg:viewBox="0 0 3538 2786" svg:d="M0 2786h1691c107 0 160-53 160-158v-2470c0-105 52-158 158-158h1529">
            <text:p/>
          </draw:path>
          <draw:frame draw:style-name="gr9" draw:text-style-name="P2" draw:layer="layout" svg:width="1.058cm" svg:height="1.214cm" svg:x="34.07cm" svg:y="15.915cm">
            <draw:text-box>
              <text:p/>
            </draw:text-box>
          </draw:frame>
        </draw:g>
        <draw:g>
          <draw:path draw:style-name="gr24" draw:text-style-name="P2" draw:layer="layout" svg:width="3.537cm" svg:height="2.911cm" svg:x="32.749cm" svg:y="12.025cm" svg:viewBox="0 0 3538 2912" svg:d="M0 0h1691c107 0 160 53 160 158v2595c0 106 52 159 158 159h1529">
            <text:p/>
          </draw:path>
          <draw:frame draw:style-name="gr9" draw:text-style-name="P2" draw:layer="layout" svg:width="1.058cm" svg:height="1.214cm" svg:x="34.07cm" svg:y="12.677cm">
            <draw:text-box>
              <text:p/>
            </draw:text-box>
          </draw:frame>
        </draw:g>
        <draw:g>
          <draw:path draw:style-name="gr24" draw:text-style-name="P2" draw:layer="layout" svg:width="4.696cm" svg:height="3.585cm" svg:x="6.172cm" svg:y="11.951cm" svg:viewBox="0 0 4697 3586" svg:d="M0 3586h317c106 0 159-53 159-159v-3269c0-105 53-158 159-158h4062">
            <text:p/>
          </draw:path>
          <draw:frame draw:style-name="gr9" draw:text-style-name="P2" draw:layer="layout" svg:width="1.058cm" svg:height="1.214cm" svg:x="6.182cm" svg:y="11.44cm">
            <draw:text-box>
              <text:p/>
            </draw:text-box>
          </draw:frame>
        </draw:g>
        <draw:frame draw:style-name="gr28" draw:text-style-name="P4" draw:layer="layout" svg:width="6.006cm" svg:height="2.523cm" svg:x="19.5cm" svg:y="17.304cm">
          <draw:text-box>
            <text:p text:style-name="P5"><text:span text:style-name="T2">以下、</text:span><text:span text:style-name="T2">AP</text:span><text:span text:style-name="T2">請求書の入力・変更を行う</text:span></text:p>
            <text:p text:style-name="P5"><text:span text:style-name="T2">・新規請求書作成（標準／クレジットメモ）を行う</text:span></text:p>
            <text:p text:style-name="P5"><text:span text:style-name="T2">・検証済請求書の支払予定の変更を行う</text:span></text:p>
            <text:p text:style-name="P5"><text:span text:style-name="T2">・検証済請求書の支払保留を行う</text:span></text:p>
            <text:p text:style-name="P5"><text:span text:style-name="T2">・検証済請求書の取消を行う</text:span></text:p>
            <text:p text:style-name="P5"><text:span text:style-name="T2"/></text:p>
          </draw:text-box>
        </draw:frame>
        <draw:g>
          <draw:g>
            <draw:path draw:style-name="gr11" draw:text-style-name="P7" draw:layer="layout" svg:width="2.778cm" svg:height="0.675cm" svg:x="20.739cm" svg:y="9.466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0.739cm" svg:y="9.466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0.739cm" svg:y="9.408cm">
            <draw:text-box>
              <text:p text:style-name="P5"><text:span text:style-name="T14">K0307_01_021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1.437cm" svg:y="9.849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1.437cm" svg:y="9.849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1.437cm" svg:y="9.791cm">
            <draw:text-box>
              <text:p text:style-name="P5"><text:span text:style-name="T14">K0307_02_017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1.996cm" svg:y="10.213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1.996cm" svg:y="10.213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1.996cm" svg:y="10.155cm">
            <draw:text-box>
              <text:p text:style-name="P5"><text:span text:style-name="T14">K0308_01_029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2.57cm" svg:y="10.616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2.57cm" svg:y="10.616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2.57cm" svg:y="10.558cm">
            <draw:text-box>
              <text:p text:style-name="P5"><text:span text:style-name="T14">K0308_02_021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3.125cm" svg:y="10.999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3.125cm" svg:y="10.999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3.125cm" svg:y="10.941cm">
            <draw:text-box>
              <text:p text:style-name="P5"><text:span text:style-name="T14">K0309_01_032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3.787cm" svg:y="11.33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3.787cm" svg:y="11.33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3.787cm" svg:y="11.279cm">
            <draw:text-box>
              <text:p text:style-name="P5"><text:span text:style-name="T14">K0309_02_027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4.515cm" svg:y="11.674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4.515cm" svg:y="11.674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4.515cm" svg:y="11.616cm">
            <draw:text-box>
              <text:p text:style-name="P5"><text:span text:style-name="T14">K0311_01_021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0.048cm" svg:y="11.33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0.048cm" svg:y="11.33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0.048cm" svg:y="11.279cm">
            <draw:text-box>
              <text:p text:style-name="P5"><text:span text:style-name="T14">K0311_02_017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0.607cm" svg:y="11.72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0.607cm" svg:y="11.72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0.607cm" svg:y="11.669cm">
            <draw:text-box>
              <text:p text:style-name="P5"><text:span text:style-name="T14">K0313_01_031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1.154cm" svg:y="12.11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1.154cm" svg:y="12.11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1.154cm" svg:y="12.059cm">
            <draw:text-box>
              <text:p text:style-name="P5"><text:span text:style-name="T14">K0313_02_026</text:span><text:span text:style-name="T5">:</text:span><text:span text:style-name="T5">支払情報変更</text:span></text:p>
            </draw:text-box>
          </draw:frame>
        </draw:g>
        <draw:g>
          <draw:g>
            <draw:path draw:style-name="gr11" draw:text-style-name="P7" draw:layer="layout" svg:width="2.778cm" svg:height="0.675cm" svg:x="21.731cm" svg:y="12.50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1.731cm" svg:y="12.50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1.731cm" svg:y="12.449cm">
            <draw:text-box>
              <text:p text:style-name="P5"><text:span text:style-name="T14">K0314_01_026</text:span><text:span text:style-name="T5">:</text:span><text:span text:style-name="T5">支払調整</text:span></text:p>
              <text:p text:style-name="P5"><text:span text:style-name="T5"/></text:p>
            </draw:text-box>
          </draw:frame>
        </draw:g>
        <draw:g>
          <draw:g>
            <draw:path draw:style-name="gr11" draw:text-style-name="P7" draw:layer="layout" svg:width="2.778cm" svg:height="0.675cm" svg:x="22.234cm" svg:y="12.917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2.234cm" svg:y="12.917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2.234cm" svg:y="12.859cm">
            <draw:text-box>
              <text:p text:style-name="P5"><text:span text:style-name="T14">K0314_02_009</text:span><text:span text:style-name="T5">:</text:span><text:span text:style-name="T5">債務データ表示</text:span></text:p>
            </draw:text-box>
          </draw:frame>
        </draw:g>
        <draw:g>
          <draw:g>
            <draw:path draw:style-name="gr11" draw:text-style-name="P7" draw:layer="layout" svg:width="2.778cm" svg:height="0.675cm" svg:x="22.899cm" svg:y="13.308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2.899cm" svg:y="13.308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2.899cm" svg:y="13.25cm">
            <draw:text-box>
              <text:p text:style-name="P5"><text:span text:style-name="T14">K0314_02_010</text:span><text:span text:style-name="T5">:</text:span><text:span text:style-name="T5">支払調整</text:span></text:p>
              <text:p text:style-name="P5"><text:span text:style-name="T5"/></text:p>
            </draw:text-box>
          </draw:frame>
        </draw:g>
        <draw:g>
          <draw:g>
            <draw:path draw:style-name="gr11" draw:text-style-name="P7" draw:layer="layout" svg:width="2.778cm" svg:height="0.675cm" svg:x="23.623cm" svg:y="13.645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3.623cm" svg:y="13.645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3.623cm" svg:y="13.587cm">
            <draw:text-box>
              <text:p text:style-name="P5"><text:span text:style-name="T14">K0314_03_015</text:span><text:span text:style-name="T5">:</text:span><text:span text:style-name="T5">支払予定変更</text:span></text:p>
            </draw:text-box>
          </draw:frame>
        </draw:g>
        <draw:g>
          <draw:g>
            <draw:path draw:style-name="gr11" draw:text-style-name="P7" draw:layer="layout" svg:width="2.778cm" svg:height="0.675cm" svg:x="24.288cm" svg:y="13.982cm" svg:viewBox="0 0 2779 676" svg:d="M76 676h2626c51 0 77-25 77-76v-524c0-51-26-76-77-76h-2626c-51 0-76 25-76 76v524c0 51 25 76 76 76z">
              <text:p/>
            </draw:path>
            <draw:path draw:style-name="gr7" draw:text-style-name="P2" draw:layer="layout" svg:width="2.778cm" svg:height="0.675cm" svg:x="24.288cm" svg:y="13.982cm" svg:viewBox="0 0 2779 676" svg:d="M76 676h2626c51 0 77-25 77-76v-524c0-51-26-76-77-76h-2626c-51 0-76 25-76 76v524c0 51 25 76 76 76z">
              <text:p/>
            </draw:path>
          </draw:g>
          <draw:frame draw:style-name="gr26" draw:text-style-name="P4" draw:layer="layout" svg:width="2.778cm" svg:height="0.791cm" svg:x="24.288cm" svg:y="13.924cm">
            <draw:text-box>
              <text:p text:style-name="P5"><text:span text:style-name="T14">K0314_04_011</text:span><text:span text:style-name="T5">:</text:span><text:span text:style-name="T5">支払予定変更</text:span></text:p>
            </draw:text-box>
          </draw:frame>
        </draw:g>
        <draw:g>
          <draw:g>
            <draw:path draw:style-name="gr1" draw:text-style-name="P1" draw:layer="layout" svg:width="2.17cm" svg:height="1.752cm" svg:x="10.868cm" svg:y="17.7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10.868cm" svg:y="17.71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10.868cm" svg:y="18.074cm">
            <draw:text-box>
              <text:p text:style-name="P3"><text:span text:style-name="T1">ERP</text:span><text:span text:style-name="T2">標準：支払保留</text:span></text:p>
              <text:p text:style-name="P3"><text:span text:style-name="T2">テーブル</text:span></text:p>
            </draw:text-box>
          </draw:frame>
        </draw:g>
        <draw:g>
          <draw:g>
            <draw:path draw:style-name="gr1" draw:text-style-name="P1" draw:layer="layout" svg:width="2.17cm" svg:height="1.752cm" svg:x="30.58cm" svg:y="19.69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">
              <text:p/>
            </draw:path>
            <draw:path draw:style-name="gr2" draw:text-style-name="P2" draw:layer="layout" svg:width="2.17cm" svg:height="1.752cm" svg:x="30.58cm" svg:y="19.693cm" svg:viewBox="0 0 2171 1753" svg:d="M0 271v1211c0 47 50 94 145 135 96 42 233 76 398 100s352 36 543 36c190 0 377-12 542-36s302-58 398-100c95-41 145-88 145-135v-1211c0-47-50-94-145-135-96-42-233-76-398-100s-352-36-543-36c-190 0-377 12-542 36s-302 58-398 100c-95 41-145 88-145 135zM0 271c0 48 50 95 145 136 96 41 233 75 398 99s352 36 543 36c190 0 377-12 542-36s302-58 398-99c95-41 145-88 145-136">
              <text:p/>
            </draw:path>
          </draw:g>
          <draw:frame draw:style-name="gr3" draw:text-style-name="P4" draw:layer="layout" svg:width="2.17cm" svg:height="1.303cm" svg:x="30.58cm" svg:y="20.053cm">
            <draw:text-box>
              <text:p text:style-name="P3"><text:span text:style-name="T1">ERP</text:span><text:span text:style-name="T2">標準：支払保留</text:span></text:p>
              <text:p text:style-name="P3"><text:span text:style-name="T2">テーブル</text:span></text:p>
            </draw:text-box>
          </draw:frame>
        </draw:g>
        <draw:g>
          <draw:path draw:style-name="gr24" draw:text-style-name="P2" draw:layer="layout" svg:width="7.633cm" svg:height="5.632cm" svg:x="22.947cm" svg:y="14.937cm" svg:viewBox="0 0 7634 5633" svg:d="M0 0h5470c106 0 159 53 159 158v5317c0 105 53 158 159 158h1846">
            <text:p/>
          </draw:path>
          <draw:frame draw:style-name="gr9" draw:text-style-name="P2" draw:layer="layout" svg:width="1.058cm" svg:height="1.214cm" svg:x="28.046cm" svg:y="15.094cm">
            <draw:text-box>
              <text:p/>
            </draw:text-box>
          </draw:frame>
        </draw:g>
        <draw:g>
          <draw:path draw:style-name="gr24" draw:text-style-name="P2" draw:layer="layout" svg:width="3.537cm" svg:height="5.633cm" svg:x="32.749cm" svg:y="14.936cm" svg:viewBox="0 0 3538 5634" svg:d="M0 5634h1691c107 0 160-53 160-158v-5318c0-105 52-158 158-158h1529">
            <text:p/>
          </draw:path>
          <draw:frame draw:style-name="gr9" draw:text-style-name="P2" draw:layer="layout" svg:width="1.058cm" svg:height="1.214cm" svg:x="34.07cm" svg:y="17.392cm">
            <draw:text-box>
              <text:p/>
            </draw:text-box>
          </draw:frame>
        </draw:g>
        <draw:g>
          <draw:polygon draw:style-name="gr2" draw:text-style-name="P2" draw:layer="layout" svg:width="2.064cm" svg:height="0.953cm" svg:x="32.009cm" svg:y="0.785cm" svg:viewBox="0 0 2065 954" draw:points="0,954 2065,954 2065,0 0,0">
            <text:p/>
          </draw:polygon>
          <draw:frame draw:style-name="gr6" draw:text-style-name="P9" draw:layer="layout" svg:width="2.064cm" svg:height="0.953cm" svg:x="32.009cm" svg:y="0.785cm">
            <draw:text-box>
              <text:p text:style-name="P5"><text:span text:style-name="T7">2022/08/09</text:span></text:p>
            </draw:text-box>
          </draw:frame>
        </draw:g>
        <draw:g>
          <draw:polygon draw:style-name="gr2" draw:text-style-name="P2" draw:layer="layout" svg:width="2.143cm" svg:height="0.953cm" svg:x="35.58cm" svg:y="0.785cm" svg:viewBox="0 0 2144 954" draw:points="0,954 2144,954 2144,0 0,0">
            <text:p/>
          </draw:polygon>
          <draw:frame draw:style-name="gr6" draw:text-style-name="P9" draw:layer="layout" svg:width="2.143cm" svg:height="0.953cm" svg:x="35.58cm" svg:y="0.785cm">
            <draw:text-box>
              <text:p text:style-name="P5"><text:span text:style-name="T7">SCSK</text:span><text:span text:style-name="T7">村澤</text:span></text:p>
            </draw:text-box>
          </draw:frame>
        </draw:g>
        <draw:frame draw:style-name="gr17" draw:text-style-name="P4" draw:layer="layout" svg:width="10.358cm" svg:height="0.537cm" svg:x="16.351cm" svg:y="28.898cm">
          <draw:text-box>
            <text:p text:style-name="P12"><text:span text:style-name="T5">Copyright © 2022, SCSK Corporation. All rights reserved.</text:span></text:p>
          </draw:text-box>
        </draw:frame>
        <draw:frame draw:style-name="gr17" draw:text-style-name="P4" draw:layer="layout" svg:width="10.358cm" svg:height="0.537cm" svg:x="16.435cm" svg:y="28.608cm">
          <draw:text-box>
            <text:p text:style-name="P12"><text:span text:style-name="T5">CONFIDENTIAL</text:span><text:span text:style-name="T5">　株式会社伊藤園　</text:span><text:span text:style-name="T5">SCSK</text:span><text:span text:style-name="T5">株式会社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  <style:font-face style:name="Ｍ" svg:font-family="Ｍ" style:font-pitch="variable"/>
    <style:font-face style:name="Ｍ1" svg:font-family="Ｍ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ound" draw:dots1="1" draw:dots1-length="100%" draw:dots2="1" draw:dots2-length="100%" draw:distance="2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1" style:font-family-asian="游ゴシック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8-16T10:17:17.147000000</dc:date>
    <meta:creation-date>2009-03-16T11:05:32Z</meta:creation-date>
    <meta:generator>LibreOffice/7.2.5.2$Windows_X86_64 LibreOffice_project/499f9727c189e6ef3471021d6132d4c694f357e5</meta:generator>
    <meta:editing-duration>PT1H29M29S</meta:editing-duration>
    <meta:editing-cycles>6</meta:editing-cycles>
    <meta:document-statistic meta:object-count="295"/>
  </office:meta>
</office:document-meta>
</file>